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9966cc" draw:marker-start-width="0.352cm" draw:marker-end-width="0.352cm" draw:fill="none" draw:textarea-horizontal-align="justify" draw:textarea-vertical-align="middle" draw:auto-grow-height="false" fo:min-height="7.105cm" fo:min-width="6.855cm" fo:padding-top="0.175cm" fo:padding-bottom="0.175cm" fo:padding-left="0.3cm" fo:padding-right="0.3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9.683cm" fo:min-width="10.676cm"/>
    </style:style>
    <style:style style:name="gr3" style:family="graphic" style:parent-style-name="standard">
      <style:graphic-properties svg:stroke-color="#9966cc" draw:fill="solid" draw:fill-color="#9966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ffff" draw:fill="solid" draw:fill-color="#ffffff" draw:textarea-vertical-align="middl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024cm"/>
    </style:style>
    <style:style style:name="gr7" style:family="graphic" style:parent-style-name="objectwithoutfill">
      <style:graphic-properties draw:stroke="solid" draw:stroke-dash="Dashed_20__28_var_29_" svg:stroke-width="0.102cm" svg:stroke-color="#b3b3b3" draw:marker-start-width="0.276cm" draw:marker-end-width="0.27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16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319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0.919cm" fo:min-width="0.669cm" fo:padding-top="0.125cm" fo:padding-bottom="0.125cm" fo:padding-left="0.25cm" fo:padding-right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0.233cm" fo:min-width="0cm"/>
    </style:style>
    <style:style style:name="gr15" style:family="graphic" style:parent-style-name="standard">
      <style:graphic-properties draw:fill="solid" draw:fill-color="#00ae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0.77cm"/>
    </style:style>
    <style:style style:name="gr17" style:family="graphic" style:parent-style-name="standard">
      <style:graphic-properties draw:fill="solid" draw:fill-color="#00ae00"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22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1.5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0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966cm"/>
    </style:style>
    <style:style style:name="gr26" style:family="graphic" style:parent-style-name="standard">
      <style:graphic-properties draw:stroke="none" svg:stroke-color="#000000" draw:fill="none" draw:fill-color="#ffffff" fo:min-height="0.497cm"/>
    </style:style>
    <style:style style:name="gr27" style:family="graphic" style:parent-style-name="standard">
      <style:graphic-properties svg:stroke-width="0cm" svg:stroke-color="#000000" draw:marker-start-width="0.2cm" draw:marker-end-width="0.2cm" draw:fill="solid" draw:fill-color="#ff6633" draw:textarea-horizontal-align="justify" draw:textarea-vertical-align="middle" draw:auto-grow-height="false" fo:min-height="1.285cm" fo:min-width="1.035cm" fo:padding-top="0.125cm" fo:padding-bottom="0.125cm" fo:padding-left="0.25cm" fo:padding-right="0.25cm"/>
    </style:style>
    <style:style style:name="gr28" style:family="graphic" style:parent-style-name="standard">
      <style:graphic-properties draw:textarea-horizontal-align="justify" draw:textarea-vertical-align="middle" draw:auto-grow-height="false" fo:min-height="0.383cm" fo:min-width="0.133cm"/>
    </style:style>
    <style:style style:name="gr29" style:family="graphic" style:parent-style-name="standard">
      <style:graphic-properties draw:textarea-horizontal-align="justify" draw:textarea-vertical-align="middle" draw:auto-grow-height="false" fo:min-height="0.382cm" fo:min-width="0.133cm"/>
    </style:style>
    <style:style style:name="gr30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168cm"/>
    </style:style>
    <style:style style:name="gr31" style:family="graphic" style:parent-style-name="standard">
      <style:graphic-properties draw:fill="solid" draw:fill-color="#00ae00" draw:textarea-horizontal-align="justify" draw:textarea-vertical-align="middle" draw:auto-grow-height="false" fo:min-height="0.08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.7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0.98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98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1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1.08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  <style:text-properties style:font-name="Times New Roman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  <style:text-properties style:font-name="Times New Roman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text-position="sub 58%" style:font-name="Times New Roman" fo:font-size="14pt" style:font-size-asian="14pt" style:font-size-complex="14pt"/>
    </style:style>
    <style:style style:name="T4" style:family="text">
      <style:text-properties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541cm" svg:height="10.541cm" svg:x="5.98cm" svg:y="1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1.176cm" svg:height="9.933cm" svg:x="5.699cm" svg:y="0.87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0.508cm" draw:transform="rotate (-0.838281639732876) translate (14.26cm 10.38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gon draw:style-name="gr4" draw:text-style-name="P1" draw:layer="layout" svg:width="0.38cm" svg:height="0.634cm" svg:x="8.239cm" svg:y="10.525cm" svg:viewBox="0 0 381 635" draw:points="0,508 254,0 381,127 0,635">
            <text:p/>
          </draw:polygon>
        </draw:g>
        <draw:line draw:style-name="gr5" draw:text-style-name="P2" draw:layer="layout" svg:x1="2.333cm" svg:y1="1.36cm" svg:x2="2.333cm" svg:y2="2.503cm">
          <text:p/>
        </draw:line>
        <draw:line draw:style-name="gr5" draw:text-style-name="P2" draw:layer="layout" svg:x1="3.533cm" svg:y1="1.361cm" svg:x2="3.533cm" svg:y2="2.504cm">
          <text:p/>
        </draw:line>
        <draw:custom-shape draw:style-name="gr6" draw:text-style-name="P2" draw:layer="layout" svg:width="1.524cm" svg:height="0.171cm" svg:x="2.079cm" svg:y="1.89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.016cm" svg:y1="1.99cm" svg:x2="8.669cm" svg:y2="1.99cm">
          <text:p/>
        </draw:line>
        <draw:line draw:style-name="gr7" draw:text-style-name="P2" draw:layer="layout" svg:x1="4.669cm" svg:y1="1.99cm" svg:x2="8.62cm" svg:y2="1.381cm">
          <text:p/>
        </draw:line>
        <draw:line draw:style-name="gr7" draw:text-style-name="P2" draw:layer="layout" svg:x1="4.67cm" svg:y1="1.991cm" svg:x2="8.62cm" svg:y2="2.524cm">
          <text:p/>
        </draw:line>
        <draw:line draw:style-name="gr7" draw:text-style-name="P2" draw:layer="layout" svg:x1="8.67cm" svg:y1="1.991cm" svg:x2="12.621cm" svg:y2="1.382cm">
          <text:p/>
        </draw:line>
        <draw:line draw:style-name="gr7" draw:text-style-name="P2" draw:layer="layout" svg:x1="8.67cm" svg:y1="1.992cm" svg:x2="12.62cm" svg:y2="2.525cm">
          <text:p/>
        </draw:line>
        <draw:line draw:style-name="gr7" draw:text-style-name="P2" draw:layer="layout" svg:x1="8.643cm" svg:y1="1.39cm" svg:x2="15.097cm" svg:y2="1.39cm">
          <text:p/>
        </draw:line>
        <draw:line draw:style-name="gr7" draw:text-style-name="P2" draw:layer="layout" svg:x1="8.644cm" svg:y1="2.538cm" svg:x2="15.097cm" svg:y2="2.538cm">
          <text:p/>
        </draw:line>
        <draw:line draw:style-name="gr8" draw:text-style-name="P2" draw:layer="layout" svg:x1="4.651cm" svg:y1="2.938cm" svg:x2="4.651cm" svg:y2="1.033cm">
          <text:p/>
        </draw:line>
        <draw:line draw:style-name="gr8" draw:text-style-name="P2" draw:layer="layout" svg:x1="8.651cm" svg:y1="2.939cm" svg:x2="8.651cm" svg:y2="1.034cm">
          <text:p/>
        </draw:line>
        <draw:line draw:style-name="gr8" draw:text-style-name="P2" draw:layer="layout" svg:x1="12.651cm" svg:y1="2.94cm" svg:x2="12.651cm" svg:y2="1.035cm">
          <text:p/>
        </draw:line>
        <draw:frame draw:style-name="gr9" draw:text-style-name="P4" draw:layer="layout" svg:width="1.188cm" svg:height="0.569cm" svg:x="0.845cm" svg:y="0.617cm">
          <draw:text-box>
            <text:p text:style-name="P3"><text:span text:style-name="T1">+side</text:span></text:p>
          </draw:text-box>
        </draw:frame>
        <draw:frame draw:style-name="gr10" draw:text-style-name="P4" draw:layer="layout" svg:width="1.116cm" svg:height="0.569cm" svg:x="0.846cm" svg:y="2.618cm">
          <draw:text-box>
            <text:p text:style-name="P3"><text:span text:style-name="T1">-side</text:span></text:p>
          </draw:text-box>
        </draw:frame>
        <draw:line draw:style-name="gr11" draw:text-style-name="P2" draw:layer="layout" svg:x1="0.429cm" svg:y1="1.973cm" svg:x2="1.699cm" svg:y2="1.973cm">
          <text:p/>
        </draw:line>
        <draw:line draw:style-name="gr11" draw:text-style-name="P2" draw:layer="layout" svg:x1="0.455cm" svg:y1="1.973cm" svg:x2="0.455cm" svg:y2="0.703cm">
          <text:p/>
        </draw:line>
        <draw:frame draw:style-name="gr12" draw:text-style-name="P4" draw:layer="layout" svg:width="0.889cm" svg:height="0.569cm" svg:x="1.028cm" svg:y="1.26cm">
          <draw:text-box>
            <text:p><text:span text:style-name="T1">+z</text:span></text:p>
          </draw:text-box>
        </draw:frame>
        <draw:frame draw:style-name="gr12" draw:text-style-name="P4" draw:layer="layout" svg:width="0.889cm" svg:height="0.569cm" svg:x="0.038cm" svg:y="0.045cm">
          <draw:text-box>
            <text:p><text:span text:style-name="T1">+x</text:span></text:p>
          </draw:text-box>
        </draw:frame>
        <draw:custom-shape draw:style-name="gr13" draw:text-style-name="P5" draw:layer="layout" svg:width="1.651cm" svg:height="1.651cm" svg:x="14.446cm" svg:y="1.133cm">
          <text:p text:style-name="P2"><text:span text:style-name="T1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81cm" svg:height="0.681cm" svg:x="7.456cm" svg:y="2.619cm">
          <text:p text:style-name="P2"><text:span text:style-name="T1">-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681cm" svg:height="0.681cm" svg:x="7.456cm" svg:y="0.219cm">
          <text:p text:style-name="P2"><text:span text:style-name="T1">+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54cm" svg:height="0.254cm" svg:x="5.635cm" svg:y="0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27cm" svg:height="0.127cm" svg:x="5.127cm" svg:y="2.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254cm" svg:height="0.254cm" svg:x="11.635cm" svg:y="2.80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27cm" svg:height="0.127cm" svg:x="11.127cm" svg:y="1.028cm">
          <text:p/>
          <draw:enhanced-geometry svg:viewBox="0 0 21600 21600" draw:mirror-vertical="true" draw:type="rectangle" draw:enhanced-path="M 0 0 L 21600 0 21600 21600 0 21600 0 0 Z N"/>
        </draw:custom-shape>
        <draw:frame draw:style-name="gr18" draw:text-style-name="P4" draw:layer="layout" svg:width="0.858cm" svg:height="0.569cm" svg:x="5.381cm" svg:y="0.364cm">
          <draw:text-box>
            <text:p text:style-name="P3"><text:span text:style-name="T1">+V</text:span></text:p>
          </draw:text-box>
        </draw:frame>
        <draw:frame draw:style-name="gr18" draw:text-style-name="P4" draw:layer="layout" svg:width="0.858cm" svg:height="0.569cm" svg:x="11.381cm" svg:y="3.065cm">
          <draw:text-box>
            <text:p text:style-name="P3"><text:span text:style-name="T1">+V</text:span></text:p>
          </draw:text-box>
        </draw:frame>
        <draw:frame draw:style-name="gr19" draw:text-style-name="P4" draw:layer="layout" svg:width="1.129cm" svg:height="0.569cm" svg:x="5.254cm" svg:y="2.957cm">
          <draw:text-box>
            <text:p text:style-name="P3"><text:span text:style-name="T1">GND</text:span></text:p>
          </draw:text-box>
        </draw:frame>
        <draw:frame draw:style-name="gr19" draw:text-style-name="P4" draw:layer="layout" svg:width="1.129cm" svg:height="0.569cm" svg:x="11.237cm" svg:y="0.525cm">
          <draw:text-box>
            <text:p text:style-name="P3"><text:span text:style-name="T1">GND</text:span></text:p>
          </draw:text-box>
        </draw:frame>
        <draw:frame draw:style-name="gr20" draw:text-style-name="P4" draw:layer="layout" svg:width="1.137cm" svg:height="0.569cm" svg:x="1.846cm" svg:y="2.657cm">
          <draw:text-box>
            <text:p text:style-name="P3"><text:span text:style-name="T1">Slit 1</text:span></text:p>
          </draw:text-box>
        </draw:frame>
        <draw:frame draw:style-name="gr20" draw:text-style-name="P4" draw:layer="layout" svg:width="1.137cm" svg:height="0.569cm" svg:x="2.968cm" svg:y="2.657cm">
          <draw:text-box>
            <text:p text:style-name="P3"><text:span text:style-name="T1">Slit 2</text:span></text:p>
          </draw:text-box>
        </draw:frame>
        <draw:frame draw:style-name="gr21" draw:text-style-name="P4" draw:layer="layout" svg:width="1.693cm" svg:height="0.887cm" svg:x="7.843cm" svg:y="3.341cm">
          <draw:text-box>
            <text:p text:style-name="P3"><text:span text:style-name="T1">Grating 2</text:span></text:p>
          </draw:text-box>
        </draw:frame>
        <draw:frame draw:style-name="gr21" draw:text-style-name="P4" draw:layer="layout" svg:width="1.693cm" svg:height="0.887cm" svg:x="11.944cm" svg:y="3.342cm">
          <draw:text-box>
            <text:p text:style-name="P3"><text:span text:style-name="T1">Grating 3</text:span></text:p>
          </draw:text-box>
        </draw:frame>
        <draw:frame draw:style-name="gr21" draw:text-style-name="P4" draw:layer="layout" svg:width="1.693cm" svg:height="0.887cm" svg:x="3.844cm" svg:y="3.342cm">
          <draw:text-box>
            <text:p text:style-name="P3"><text:span text:style-name="T1">Grating 1</text:span></text:p>
          </draw:text-box>
        </draw:frame>
        <draw:line draw:style-name="gr22" draw:text-style-name="P2" draw:layer="layout" svg:x1="7.159cm" svg:y1="1.768cm" svg:x2="8.429cm" svg:y2="1.768cm">
          <text:p/>
        </draw:line>
        <draw:frame draw:style-name="gr19" draw:text-style-name="P4" draw:layer="layout" svg:width="1.129cm" svg:height="0.569cm" svg:x="6.27cm" svg:y="1.487cm">
          <draw:text-box>
            <text:p text:style-name="P3"><text:span text:style-name="T1">GND</text:span></text:p>
          </draw:text-box>
        </draw:frame>
        <draw:line draw:style-name="gr5" draw:text-style-name="P2" draw:layer="layout" svg:x1="3.054cm" svg:y1="7.772cm" svg:x2="3.054cm" svg:y2="9.273cm">
          <text:p/>
        </draw:line>
        <draw:line draw:style-name="gr5" draw:text-style-name="P2" draw:layer="layout" svg:x1="4.63cm" svg:y1="7.774cm" svg:x2="4.63cm" svg:y2="9.275cm">
          <text:p/>
        </draw:line>
        <draw:custom-shape draw:style-name="gr23" draw:text-style-name="P2" draw:layer="layout" svg:width="2.002cm" svg:height="0.225cm" svg:x="2.72cm" svg:y="8.47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.637cm" svg:y1="8.6cm" svg:x2="11.376cm" svg:y2="8.6cm">
          <text:p/>
        </draw:line>
        <draw:line draw:style-name="gr7" draw:text-style-name="P2" draw:layer="layout" svg:x1="6.122cm" svg:y1="8.6cm" svg:x2="11.312cm" svg:y2="7.8cm">
          <text:p/>
        </draw:line>
        <draw:line draw:style-name="gr7" draw:text-style-name="P2" draw:layer="layout" svg:x1="6.123cm" svg:y1="8.601cm" svg:x2="11.312cm" svg:y2="9.301cm">
          <text:p/>
        </draw:line>
        <draw:line draw:style-name="gr7" draw:text-style-name="P2" draw:layer="layout" svg:x1="11.378cm" svg:y1="8.601cm" svg:x2="16.568cm" svg:y2="7.801cm">
          <text:p/>
        </draw:line>
        <draw:line draw:style-name="gr7" draw:text-style-name="P2" draw:layer="layout" svg:x1="11.378cm" svg:y1="8.603cm" svg:x2="16.567cm" svg:y2="9.303cm">
          <text:p/>
        </draw:line>
        <draw:line draw:style-name="gr7" draw:text-style-name="P2" draw:layer="layout" svg:x1="11.342cm" svg:y1="7.812cm" svg:x2="19.82cm" svg:y2="7.812cm">
          <text:p/>
        </draw:line>
        <draw:line draw:style-name="gr7" draw:text-style-name="P2" draw:layer="layout" svg:x1="11.344cm" svg:y1="9.32cm" svg:x2="19.821cm" svg:y2="9.32cm">
          <text:p/>
        </draw:line>
        <draw:line draw:style-name="gr8" draw:text-style-name="P2" draw:layer="layout" svg:x1="6.099cm" svg:y1="9.845cm" svg:x2="6.099cm" svg:y2="7.343cm">
          <text:p/>
        </draw:line>
        <draw:line draw:style-name="gr8" draw:text-style-name="P2" draw:layer="layout" svg:x1="11.353cm" svg:y1="9.846cm" svg:x2="11.353cm" svg:y2="7.344cm">
          <text:p/>
        </draw:line>
        <draw:line draw:style-name="gr8" draw:text-style-name="P2" draw:layer="layout" svg:x1="16.607cm" svg:y1="9.847cm" svg:x2="16.607cm" svg:y2="7.345cm">
          <text:p/>
        </draw:line>
        <draw:frame draw:style-name="gr24" draw:text-style-name="P6" draw:layer="layout" svg:width="1.561cm" svg:height="0.748cm" svg:x="3.275cm" svg:y="7.985cm">
          <draw:text-box>
            <text:p text:style-name="P3"><text:span text:style-name="T2">+side</text:span></text:p>
          </draw:text-box>
        </draw:frame>
        <draw:frame draw:style-name="gr25" draw:text-style-name="P6" draw:layer="layout" svg:width="1.466cm" svg:height="0.762cm" svg:x="3.344cm" svg:y="8.62cm">
          <draw:text-box>
            <text:p text:style-name="P3"><text:span text:style-name="T2">-side</text:span></text:p>
          </draw:text-box>
        </draw:frame>
        <draw:line draw:style-name="gr11" draw:text-style-name="P2" draw:layer="layout" svg:x1="1cm" svg:y1="8.578cm" svg:x2="2.021cm" svg:y2="8.578cm">
          <text:p/>
        </draw:line>
        <draw:line draw:style-name="gr11" draw:text-style-name="P2" draw:layer="layout" svg:x1="1.034cm" svg:y1="8.578cm" svg:x2="1.034cm" svg:y2="7.604cm">
          <text:p/>
        </draw:line>
        <draw:frame draw:style-name="gr26" draw:text-style-name="P6" draw:layer="layout" svg:width="1.168cm" svg:height="0.747cm" svg:x="1.381cm" svg:y="7.858cm">
          <draw:text-box>
            <text:p><text:span text:style-name="T2">+z</text:span></text:p>
          </draw:text-box>
        </draw:frame>
        <draw:frame draw:style-name="gr26" draw:text-style-name="P6" draw:layer="layout" svg:width="1.168cm" svg:height="0.747cm" svg:x="0.619cm" svg:y="7.096cm">
          <draw:text-box>
            <text:p><text:span text:style-name="T2">+x</text:span></text:p>
          </draw:text-box>
        </draw:frame>
        <draw:custom-shape draw:style-name="gr27" draw:text-style-name="P7" draw:layer="layout" svg:width="2.169cm" svg:height="2.169cm" svg:x="18.965cm" svg:y="7.474cm">
          <text:p text:style-name="P2"><text:span text:style-name="T2">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895cm" svg:height="0.895cm" svg:x="9.783cm" svg:y="9.426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95cm" svg:height="0.894cm" svg:x="9.783cm" svg:y="6.274cm">
          <text:p text:style-name="P2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334cm" svg:height="0.334cm" svg:x="7.391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668cm" svg:height="0.167cm" svg:x="6.724cm" svg:y="9.7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0.333cm" svg:height="0.333cm" svg:x="15.273cm" svg:y="9.6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1.668cm" svg:height="0.167cm" svg:x="14.605cm" svg:y="7.337cm">
          <text:p/>
          <draw:enhanced-geometry svg:viewBox="0 0 21600 21600" draw:mirror-vertical="true" draw:type="rectangle" draw:enhanced-path="M 0 0 L 21600 0 21600 21600 0 21600 0 0 Z N"/>
        </draw:custom-shape>
        <draw:frame draw:style-name="gr32" draw:text-style-name="P6" draw:layer="layout" svg:width="1.226cm" svg:height="0.959cm" svg:x="6.378cm" svg:y="6.899cm">
          <draw:text-box>
            <text:p text:style-name="P3"><text:span text:style-name="T2">+V</text:span><text:span text:style-name="T3">c1</text:span></text:p>
          </draw:text-box>
        </draw:frame>
        <draw:frame draw:style-name="gr33" draw:text-style-name="P6" draw:layer="layout" svg:width="1.483cm" svg:height="0.748cm" svg:x="6.891cm" svg:y="9.87cm">
          <draw:text-box>
            <text:p text:style-name="P3"><text:span text:style-name="T2">GND</text:span></text:p>
          </draw:text-box>
        </draw:frame>
        <draw:frame draw:style-name="gr34" draw:text-style-name="P6" draw:layer="layout" svg:width="1.483cm" svg:height="0.747cm" svg:x="14.75cm" svg:y="6.676cm">
          <draw:text-box>
            <text:p text:style-name="P3"><text:span text:style-name="T2">GND</text:span></text:p>
          </draw:text-box>
        </draw:frame>
        <draw:frame draw:style-name="gr35" draw:text-style-name="P6" draw:layer="layout" svg:width="1.493cm" svg:height="0.747cm" svg:x="2.414cm" svg:y="9.476cm">
          <draw:text-box>
            <text:p text:style-name="P3"><text:span text:style-name="T2">Slit 1</text:span></text:p>
          </draw:text-box>
        </draw:frame>
        <draw:frame draw:style-name="gr35" draw:text-style-name="P6" draw:layer="layout" svg:width="1.493cm" svg:height="0.747cm" svg:x="3.888cm" svg:y="9.476cm">
          <draw:text-box>
            <text:p text:style-name="P3"><text:span text:style-name="T2">Slit 2</text:span></text:p>
          </draw:text-box>
        </draw:frame>
        <draw:frame draw:style-name="gr36" draw:text-style-name="P6" draw:layer="layout" svg:width="2.224cm" svg:height="1.165cm" draw:transform="rotate (1.5707963267949) translate (6.05cm 9.447cm)">
          <draw:text-box>
            <text:p text:style-name="P3"><text:span text:style-name="T2">Grating 1</text:span></text:p>
          </draw:text-box>
        </draw:frame>
        <draw:line draw:style-name="gr22" draw:text-style-name="P2" draw:layer="layout" svg:x1="9.393cm" svg:y1="8.308cm" svg:x2="11.061cm" svg:y2="8.308cm">
          <text:p/>
        </draw:line>
        <draw:frame draw:style-name="gr33" draw:text-style-name="P6" draw:layer="layout" svg:width="1.483cm" svg:height="0.748cm" svg:x="8.225cm" svg:y="7.939cm">
          <draw:text-box>
            <text:p text:style-name="P3"><text:span text:style-name="T2">GND</text:span></text:p>
          </draw:text-box>
        </draw:frame>
        <draw:frame draw:style-name="gr32" draw:text-style-name="P6" draw:layer="layout" svg:width="1.226cm" svg:height="0.959cm" svg:x="14.081cm" svg:y="9.382cm">
          <draw:text-box>
            <text:p text:style-name="P3"><text:span text:style-name="T2">+V</text:span><text:span text:style-name="T3">c2</text:span></text:p>
          </draw:text-box>
        </draw:frame>
        <draw:frame draw:style-name="gr37" draw:text-style-name="P6" draw:layer="layout" svg:width="1.666cm" svg:height="0.959cm" svg:x="9.553cm" svg:y="5.375cm">
          <draw:text-box>
            <text:p text:style-name="P3"><text:span text:style-name="T2">+V</text:span><text:span text:style-name="T3">pillars</text:span></text:p>
          </draw:text-box>
        </draw:frame>
        <draw:frame draw:style-name="gr36" draw:text-style-name="P6" draw:layer="layout" svg:width="2.224cm" svg:height="1.165cm" draw:transform="rotate (1.5707963267949) translate (11.325cm 9.447cm)">
          <draw:text-box>
            <text:p text:style-name="P3"><text:span text:style-name="T2">Grating 2</text:span></text:p>
          </draw:text-box>
        </draw:frame>
        <draw:frame draw:style-name="gr36" draw:text-style-name="P6" draw:layer="layout" svg:width="2.224cm" svg:height="1.165cm" draw:transform="rotate (1.5707963267949) translate (16.526cm 9.447cm)">
          <draw:text-box>
            <text:p text:style-name="P3"><text:span text:style-name="T2">Grating 3</text:span></text:p>
          </draw:text-box>
        </draw:frame>
        <draw:frame draw:style-name="gr38" draw:text-style-name="P6" draw:layer="layout" svg:width="1.581cm" svg:height="0.959cm" svg:x="9.382cm" svg:y="10.271cm">
          <draw:text-box>
            <text:p text:style-name="P3"><text:span text:style-name="T2">-V</text:span><text:span text:style-name="T3">pillars</text:span></text:p>
          </draw:text-box>
        </draw:frame>
        <draw:frame draw:style-name="gr38" draw:text-style-name="P6" draw:layer="layout" svg:width="1.581cm" svg:height="0.959cm" svg:x="13.7cm" svg:y="10.906cm">
          <draw:text-box>
            <text:p text:style-name="P3"><text:span text:style-name="T2">-</text:span><text:span text:style-name="T4">Ω</text:span><text:span text:style-name="T3">lab</text:span></text:p>
          </draw:text-box>
        </draw:frame>
        <draw:frame draw:style-name="gr33" draw:text-style-name="P6" draw:layer="layout" svg:width="2.187cm" svg:height="0.748cm" svg:x="18.415cm" svg:y="11.047cm">
          <draw:text-box>
            <text:p text:style-name="P3"><text:span text:style-name="T2">Not to sc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4:08:13.064003386</meta:creation-date>
    <dc:date>2015-05-07T15:23:07.444798780</dc:date>
    <meta:editing-duration>PT3H8M15S</meta:editing-duration>
    <meta:editing-cycles>18</meta:editing-cycles>
    <meta:generator>LibreOffice/4.3.7.2$Linux_X86_64 LibreOffice_project/430m0$Build-2</meta:generator>
    <meta:document-statistic meta:object-count="83"/>
  </office:meta>
</office:document-meta>
</file>